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69636"/>
    </style:style>
    <style:style style:name="P2" style:family="paragraph" style:parent-style-name="Standard">
      <style:text-properties officeooo:paragraph-rsid="00169636"/>
    </style:style>
    <style:style style:name="P3" style:family="paragraph" style:parent-style-name="Standard">
      <style:text-properties officeooo:rsid="000b14d9" officeooo:paragraph-rsid="00173c5c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73c5c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0b14d9" officeooo:paragraph-rsid="00173c5c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officeooo:paragraph-rsid="00173c5c" style:font-size-asian="10pt"/>
    </style:style>
    <style:style style:name="T1" style:family="text">
      <style:text-properties fo:color="#000000" style:font-name="Monospace" fo:font-size="10pt" style:font-size-asian="10pt"/>
    </style:style>
    <style:style style:name="T2" style:family="text">
      <style:text-properties fo:color="#000000" style:font-name="Monospace" fo:font-size="10pt" officeooo:rsid="000b14d9" style:font-size-asian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# System Test UnstableSepsis //FAILED</text:p>
      <text:p text:style-name="P1">1. <text:s/>Start the application</text:p>
      <text:p text:style-name="P1">2. <text:s/>Type the server location: “localhost:8080” when the “Enter server location: ”dialog pops up</text:p>
      <text:p text:style-name="P1">3. <text:s/>Type the username “admin” when the “Enter username” dialog pops up</text:p>
      <text:p text:style-name="P1">4. <text:s/>Type the password “Admin123” when the “Enter password” dialog pops up</text:p>
      <text:p text:style-name="P1">5. Type the number of reports: “1” <text:s/>when the “Enter number of reports” dialog pops up</text:p>
      <text:p text:style-name="P1">6. <text:s/>Type the patientID “10007F” when the “Enter patientID” dialog pops up</text:p>
      <text:p text:style-name="P1"/>
      <text:p text:style-name="P1">The app should now display the message dialog:” Patient 10007F exists“.</text:p>
      <text:p text:style-name="P1"/>
      <text:p text:style-name="P1">7. Type “N” when prompted for information related to whether or not the patient is pregnant.</text:p>
      <text:p text:style-name="P1">8. Type “N” when prompted for information related to the need for vasopressor support.</text:p>
      <text:p text:style-name="P1">9. Type “Y” when prompted for information related to whether or not the patient is inpatient.</text:p>
      <text:p text:style-name="P1">10. Type “Y” when prompted for information related to whether or not the patient is responsive.</text:p>
      <text:p text:style-name="P1">11. <text:s/>Type “Y” when prompted for information related to whether or not the patient has cardiac arrhythmia.</text:p>
      <text:p text:style-name="P1">12. Type “N” when prompted for information related to whether or not the patient has a decline in baseline mental status.</text:p>
      <text:p text:style-name="P1">13. Type “N” when prompted for information related to whether or not the patient has an infected skin wound.</text:p>
      <text:p text:style-name="P1">14. Type “N” when prompted for information related to whether or not the patient has an infected invasive device.</text:p>
      <text:p text:style-name="P1">15. <text:s/>Type “Y” when prompted for information related to whether or not the patient has an infected recent surgical procedure.</text:p>
      <text:p text:style-name="P1">16. <text:s/>Type “Y” when prompted for information related to whether or not the patient is immunocompromised.</text:p>
      <text:p text:style-name="P1">17. Type “250.0” when prompted for the patient’s baseline respiratory PaOxy/FaOxy.</text:p>
      <text:p text:style-name="P1">18. Type “50.0” when prompted for the patient’s current respiratory PaOxy/FaOxy.</text:p>
      <text:p text:style-name="P1">19. <text:s/>Type “2.0” when prompted for the patient’s baseline use of dopamine.</text:p>
      <text:p text:style-name="P1">20. <text:s/>Type “16.0” when prompted for the patient’s current use of dopamine.</text:p>
      <text:p text:style-name="P1">21. Type “N” when prompted for information related to whether or not the patient had used any dobutamine yesterday.</text:p>
      <text:p text:style-name="P1">22. Type “N” when prompted for information related to whether or not the patient had used any dobutamine recently.</text:p>
      <text:p text:style-name="P1">23. Type “.2” when prompted for the patient’s baseline use of epinephrine.</text:p>
      <text:p text:style-name="P1">24. Type “.2” when prompted for the patient’s current use of epinephrine.</text:p>
      <text:p text:style-name="P1">25. Type “.2” when prompted for the patient’s baseline use of norepinephrine.</text:p>
      <text:p text:style-name="P1">26. Type “.2” when prompted for the patient’s current use of norepinephrine.</text:p>
      <text:p text:style-name="P1">27. Type “11” when prompted for the patient’s baseline Glasgow coma scale.</text:p>
      <text:p text:style-name="P1">28. Type “5” when prompted for the patient’s current Glasgow coma scale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oft-page-break/>After running the program, the console should display the information, follow this format. </text:p>
      <text:p text:style-name="P3"/>
      <text:p text:style-name="P3"><text:span text:style-name="T1"><text:s text:c="2"/>Time Reported: </text:span></text:p>
      <text:p text:style-name="P4"><text:span text:style-name="T1"><text:s text:c="2"/>PatientID: </text:span></text:p>
      <text:p text:style-name="P4"><text:span text:style-name="T1"><text:s text:c="2"/>Patient Name: </text:span></text:p>
      <text:p text:style-name="P4"><text:span text:style-name="T1"><text:s text:c="2"/>Age: </text:span></text:p>
      <text:p text:style-name="P4"><text:span text:style-name="T1"><text:s text:c="2"/>Location: </text:span></text:p>
      <text:p text:style-name="P4"><text:span text:style-name="T1"><text:s text:c="2"/>Body Temperature: </text:span></text:p>
      <text:p text:style-name="P4"><text:span text:style-name="T1"><text:s text:c="2"/>Heart Rate:</text:span></text:p>
      <text:p text:style-name="P4"><text:span text:style-name="T1"><text:s text:c="2"/>Respiratory Rate: </text:span></text:p>
      <text:p text:style-name="P4"><text:span text:style-name="T1"/></text:p>
      <text:p text:style-name="P5"><text:span text:style-name="T1">(Sepsis Determination)</text:span></text:p>
      <text:p text:style-name="P5"><text:span text:style-name="T1"/></text:p>
      <text:p text:style-name="P4"><text:span text:style-name="T2">(Time Stamp): </text:span><text:span text:style-name="T1">Infection Invasive Device:</text:span></text:p>
      <text:p text:style-name="P4"><text:span text:style-name="T2">(Time Stamp): </text:span><text:span text:style-name="T1">Infection Skin Wound:</text:span></text:p>
      <text:p text:style-name="P4"><text:span text:style-name="T2">(Time Stamp): </text:span><text:span text:style-name="T1">Is responsive: </text:span></text:p>
      <text:p text:style-name="P4"><text:span text:style-name="T2">(Time Stamp): </text:span><text:span text:style-name="T1">Infection Recent Surgical Procedure: </text:span></text:p>
      <text:p text:style-name="P4"><text:span text:style-name="T2">(Time Stamp): </text:span><text:span text:style-name="T1">Current Dopamine: </text:span></text:p>
      <text:p text:style-name="P4"><text:span text:style-name="T2">(Time Stamp): </text:span><text:span text:style-name="T1">Current Epinephrine: </text:span></text:p>
      <text:p text:style-name="P4"><text:span text:style-name="T2">(Time Stamp)</text:span><text:span text:style-name="T1">: Need For Vasopressor Support: </text:span></text:p>
      <text:p text:style-name="P4"><text:span text:style-name="T2">(Time Stamp)</text:span><text:span text:style-name="T1">: Is Pregnant: </text:span></text:p>
      <text:p text:style-name="P4"><text:span text:style-name="T2">(Time Stamp)</text:span><text:span text:style-name="T1">: Decline in baseline mental status: </text:span></text:p>
      <text:p text:style-name="P4"><text:span text:style-name="T2">(Time Stamp)</text:span><text:span text:style-name="T1">: Current Glasgow Coma Scale: </text:span></text:p>
      <text:p text:style-name="P4"><text:span text:style-name="T2">(Time Stamp)</text:span><text:span text:style-name="T1">: Current Respiratory PaOxy/FiOxy: </text:span></text:p>
      <text:p text:style-name="P4"><text:span text:style-name="T2">(Time Stamp)</text:span><text:span text:style-name="T1">: Cardiac arrhythmia: </text:span></text:p>
      <text:p text:style-name="P4"><text:span text:style-name="T2">(Time Stamp)</text:span><text:span text:style-name="T1">: is Immunocompromised: </text:span></text:p>
      <text:p text:style-name="P4"><text:span text:style-name="T2">(Time Stamp)</text:span><text:span text:style-name="T1">: Is Inpatient Status: </text:span></text:p>
      <text:p text:style-name="P4"><text:span text:style-name="T2">(Time Stamp)</text:span><text:span text:style-name="T1">: Using Any Doputamine Currently: </text:span></text:p>
      <text:p text:style-name="P4"><text:span text:style-name="T2">(Time Stamp)</text:span><text:span text:style-name="T1">: Current Norepinephrine: </text:span></text:p>
      <text:p text:style-name="P6"/>
      <text:p text:style-name="P4"><text:span text:style-name="T2">(Time Stamp)</text:span><text:span text:style-name="T1">: Baseline Dopamine: </text:span></text:p>
      <text:p text:style-name="P4"><text:span text:style-name="T2">(Time Stamp)</text:span><text:span text:style-name="T1">: Using Any Doputamine Baseline: </text:span></text:p>
      <text:p text:style-name="P4"><text:span text:style-name="T2">(Time Stamp)</text:span><text:span text:style-name="T1">: Baseline Respiratory PaOxy/FiOxy: </text:span></text:p>
      <text:p text:style-name="P4"><text:span text:style-name="T2">(Time Stamp)</text:span><text:span text:style-name="T1">: Baseline Epinephrine: </text:span></text:p>
      <text:p text:style-name="P4"><text:span text:style-name="T2">(Time Stamp)</text:span><text:span text:style-name="T1">: Baseline Norepinephrine: </text:span></text:p>
      <text:p text:style-name="P3"><text:span text:style-name="T1">(Time Stamp): Baseline Glasgow Coma Scale: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7T21:17:32.929187392</meta:creation-date>
    <dc:date>2020-11-18T12:10:00.107649832</dc:date>
    <meta:editing-duration>PT39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2" meta:paragraph-count="62" meta:word-count="552" meta:character-count="3648" meta:non-whitespace-character-count="3103"/>
  </office:meta>
</office:document-meta>
</file>